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c6be" officeooo:paragraph-rsid="001cc6be"/>
    </style:style>
    <style:style style:name="P2" style:family="paragraph" style:parent-style-name="Standard">
      <style:text-properties officeooo:rsid="001cc6be" officeooo:paragraph-rsid="001e39a1"/>
    </style:style>
    <style:style style:name="P3" style:family="paragraph" style:parent-style-name="Standard">
      <style:text-properties officeooo:rsid="001cc6be" officeooo:paragraph-rsid="00200368"/>
    </style:style>
    <style:style style:name="P4" style:family="paragraph" style:parent-style-name="Standard">
      <style:text-properties officeooo:rsid="00205831" officeooo:paragraph-rsid="00205831"/>
    </style:style>
    <style:style style:name="P5" style:family="paragraph" style:parent-style-name="Standard" style:list-style-name="L2">
      <style:text-properties officeooo:rsid="00205831" officeooo:paragraph-rsid="00205831"/>
    </style:style>
    <style:style style:name="P6" style:family="paragraph" style:parent-style-name="Standard">
      <style:text-properties officeooo:rsid="0020d5de" officeooo:paragraph-rsid="0020d5de"/>
    </style:style>
    <style:style style:name="P7" style:family="paragraph" style:parent-style-name="Standard">
      <style:text-properties officeooo:rsid="00215534" officeooo:paragraph-rsid="00215534"/>
    </style:style>
    <style:style style:name="P8" style:family="paragraph" style:parent-style-name="Standard">
      <style:text-properties officeooo:rsid="0022fbcd" officeooo:paragraph-rsid="0022fbcd"/>
    </style:style>
    <style:style style:name="T1" style:family="text">
      <style:text-properties officeooo:rsid="001e39a1"/>
    </style:style>
    <style:style style:name="T2" style:family="text">
      <style:text-properties officeooo:rsid="0020036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JS Basics</text:p>
      <text:p text:style-name="P1"/>
      <text:p text:style-name="P1"/>
      <text:p text:style-name="P4"/>
      <text:list xml:id="list656540727" text:style-name="L2">
        <text:list-item>
          <text:p text:style-name="P5">A module contains the different components of an AngularJS app</text:p>
        </text:list-item>
        <text:list-item>
          <text:p text:style-name="P5"><text:s text:c="4"/>A controller manages the app's data</text:p>
        </text:list-item>
        <text:list-item>
          <text:p text:style-name="P5"><text:s text:c="4"/>An expression displays values on the page</text:p>
        </text:list-item>
        <text:list-item>
          <text:p text:style-name="P5"><text:s text:c="4"/>A filter formats the value of an expression</text:p>
        </text:list-item>
      </text:list>
      <text:p text:style-name="P1"/>
      <text:p text:style-name="P1"/>
      <text:p text:style-name="P1">Filters:</text:p>
      <text:p text:style-name="P1"/>
      <text:p text:style-name="P1">{{ variable | currency }}</text:p>
      <text:p text:style-name="P2"/>
      <text:p text:style-name="P2"><text:span text:style-name="T2">new Date(‘2014, ‘02’, ‘03’) =&gt; </text:span>{{ variable | <text:span text:style-name="T1">date</text:span> }} <text:span text:style-name="T2">=&gt; </text:span></text:p>
      <text:p text:style-name="P2"/>
      <text:p text:style-name="P3">{{ variable | <text:span text:style-name="T2">uppercase</text:span> }}</text:p>
      <text:p text:style-name="P3"/>
      <text:p text:style-name="P3"/>
      <text:p text:style-name="P6">ng-repeat=”product in products”</text:p>
      <text:p text:style-name="P6"/>
      <text:p text:style-name="P6"/>
      <text:p text:style-name="P7">Directives:</text:p>
      <text:p text:style-name="P7"/>
      <text:p text:style-name="P7">Directives are used to add new HTML elements like &lt;app-body&gt;&lt;/app-body&gt;</text:p>
      <text:p text:style-name="P7"/>
      <text:p text:style-name="P7">app.directive('appInfo', function() { </text:p>
      <text:p text:style-name="P7"><text:s text:c="2"/>return { </text:p>
      <text:p text:style-name="P7"><text:s text:c="4"/>restrict: 'E', </text:p>
      <text:p text:style-name="P7"><text:s text:c="4"/>scope: { </text:p>
      <text:p text:style-name="P7"><text:s text:c="6"/>info: '=' </text:p>
      <text:p text:style-name="P7"><text:s text:c="4"/>}, </text:p>
      <text:p text:style-name="P7"><text:s text:c="4"/>templateUrl: 'js/directives/appInfo.html' </text:p>
      <text:p text:style-name="P7"><text:s text:c="2"/>}; </text:p>
      <text:p text:style-name="P7">});</text:p>
      <text:p text:style-name="P7"/>
      <text:p text:style-name="P7"/>
      <text:p text:style-name="P8">Services:</text:p>
      <text:p text:style-name="P8"/>
      <text:p text:style-name="P8">app.factory('forecast', ['$http', function($http) { </text:p>
      <text:p text:style-name="P8"><text:s text:c="2"/>return $http.get('https://s3.amazonaws.com/codecademy-content/courses/ltp4/forecast-api/forecast.json') </text:p>
      <text:p text:style-name="P8"><text:s text:c="12"/>.success(function(data) { </text:p>
      <text:p text:style-name="P8"><text:s text:c="14"/>return data; </text:p>
      <text:p text:style-name="P8"><text:s text:c="12"/>}) </text:p>
      <text:p text:style-name="P8"><text:s text:c="12"/>.error(function(err) { </text:p>
      <text:p text:style-name="P8"><text:s text:c="14"/>return err; </text:p>
      <text:p text:style-name="P8"><text:s text:c="12"/>}); </text:p>
      <text:p text:style-name="P8">}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05:32.054000000</meta:creation-date>
    <dc:date>2018-02-17T11:13:34.393000000</dc:date>
    <meta:editing-duration>PT27M50S</meta:editing-duration>
    <meta:editing-cycles>6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31" meta:word-count="108" meta:character-count="928" meta:non-whitespace-character-count="722"/>
  </office:meta>
</office:document-meta>
</file>